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color="#1A1A1A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292291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8.20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7.0920833333333cm"/>
    </style:style>
    <style:style style:name="co7" style:family="table-column">
      <style:table-column-properties fo:break-before="auto" style:column-width="5.05354166666667cm"/>
    </style:style>
    <style:style style:name="co8" style:family="table-column">
      <style:table-column-properties fo:break-before="auto" style:column-width="6.85270833333333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25.35pt" style:use-optimal-row-height="fals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55.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42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9.7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7pt" style:use-optimal-row-height="false" fo:break-before="auto"/>
    </style:style>
    <style:style style:name="ro18" style:family="table-row">
      <style:table-row-properties style:row-height="27.6pt" style:use-optimal-row-height="false" fo:break-before="auto"/>
    </style:style>
    <style:style style:name="ro19" style:family="table-row">
      <style:table-row-properties style:row-height="43.35pt" style:use-optimal-row-height="false" fo:break-before="auto"/>
    </style:style>
    <style:style style:name="ro20" style:family="table-row">
      <style:table-row-properties style:row-height="41.8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roleu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Rol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aramètre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ffiche une page dépendant de la connection ou non de l'utilisateur et si oui, de son rôle</text:p>
          </table:table-cell>
          <table:table-cell office:value-type="string" table:style-name="ce3">
            <text:p>index.php</text:p>
          </table:table-cell>
          <table:table-cell office:value-type="string" table:style-name="ce3">
            <text:p>optionnel GET role indique qu'un membre gestionnaire veut changer de role (role = "gestionnaire" ou "membre")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onnecter et rediriger sur index.php</text:p>
          </table:table-cell>
          <table:table-cell office:value-type="string" table:style-name="ce3">
            <text:p>connecter.php</text:p>
          </table:table-cell>
          <table:table-cell office:value-type="string" table:style-name="ce3">
            <text:p>POST login, mp, les infos pour la connexio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déconnecter l'utilisateur et rediriger sur index.php</text:p>
          </table:table-cell>
          <table:table-cell office:value-type="string" table:style-name="ce3">
            <text:p>deconnecter.php</text:p>
          </table:table-cell>
          <table:table-cell office:value-type="string" table:style-name="ce3">
            <text:p>aucun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enregistrer le projet dans la BD et afficher la page de confirmation</text:p>
          </table:table-cell>
          <table:table-cell office:value-type="string" table:style-name="ce3">
            <text:p>creer_projet.php</text:p>
          </table:table-cell>
          <table:table-cell office:value-type="string" table:style-name="ce3">
            <text:p>POST titre, description, montant, nom, prenom, email, adresse, telephone les données de base pour créer une nouvelle ligne dans les tables projet et porteur</text:p>
          </table:table-cell>
          <table:table-cell table:number-columns-repeated="16381"/>
        </table:table-row>
        <table:table-row table:style-name="ro6">
          <table:table-cell office:value-type="string" table:style-name="ce3">
            <text:p>enregistrer le nouveau membre dans la BD si c'est possible, et afficher un template de confirmation</text:p>
          </table:table-cell>
          <table:table-cell office:value-type="string" table:style-name="ce3">
            <text:p>inscrire.php</text:p>
          </table:table-cell>
          <table:table-cell office:value-type="string" table:style-name="ce3">
            <text:p>POST pseudo, email, mp, nom, prenom, cp, role les données pour créer un nouveau membre dans la BD</text:p>
            <text:p><text:s text:c="5"/>mp2 la chaine pour confirmer le mot de passe</text:p>
          </table:table-cell>
          <table:table-cell table:number-columns-repeated="16381"/>
        </table:table-row>
        <table:table-row table:style-name="ro7">
          <table:table-cell office:value-type="string" table:style-name="ce3">
            <text:p>afficher le formulaire de modification d'un membre</text:p>
          </table:table-cell>
          <table:table-cell office:value-type="string" table:style-name="ce3">
            <text:p>afficher_form_profil.php</text:p>
          </table:table-cell>
          <table:table-cell office:value-type="string" table:style-name="ce3">
            <text:p>POST id, l'id du membre à modifier</text:p>
          </table:table-cell>
          <table:table-cell table:number-columns-repeated="16381"/>
        </table:table-row>
        <table:table-row table:style-name="ro8">
          <table:table-cell office:value-type="string" table:style-name="ce3">
            <text:p>modifier le membre dans la BD si possible, et afficher le template de confirmation</text:p>
          </table:table-cell>
          <table:table-cell office:value-type="string" table:style-name="ce3">
            <text:p>modifier_profil.php</text:p>
          </table:table-cell>
          <table:table-cell office:value-type="string" table:style-name="ce3">
            <text:p>GET id, l'id du membre à modifier<text:s/></text:p>
            <text:p><text:s/>POST pseudo, email, mp, nom, prenom, cp, role les données pour modifier le membre dans la BD</text:p>
            <text:p><text:s text:c="13"/>mp2 la chaine pour confirmer le mot de passe</text:p>
          </table:table-cell>
          <table:table-cell table:number-columns-repeated="16381"/>
        </table:table-row>
        <table:table-row table:style-name="ro9">
          <table:table-cell office:value-type="string" table:style-name="ce3">
            <text:p>mettre le statut à desactive dans la BD, et retourner sur la page gestion</text:p>
          </table:table-cell>
          <table:table-cell office:value-type="string" table:style-name="ce3">
            <text:p>desactiver.php</text:p>
          </table:table-cell>
          <table:table-cell office:value-type="string" table:style-name="ce3">
            <text:p>POST id, l'id du membre à désactiver</text:p>
          </table:table-cell>
          <table:table-cell table:number-columns-repeated="16381"/>
        </table:table-row>
        <table:table-row table:style-name="ro10">
          <table:table-cell office:value-type="string" table:style-name="ce3">
            <text:p>si utilisateur connecté gestionnaire, afficher formulaire de creation + listes membres pour modification ou desactivation</text:p>
          </table:table-cell>
          <table:table-cell office:value-type="string" table:style-name="ce3">
            <text:p>gerer_membres.php</text:p>
          </table:table-cell>
          <table:table-cell office:value-type="string" table:style-name="ce3">
            <text:p>aucun</text:p>
          </table:table-cell>
          <table:table-cell table:number-columns-repeated="16381"/>
        </table:table-row>
        <table:table-row table:style-name="ro11">
          <table:table-cell office:value-type="string" table:style-name="ce3">
            <text:p>tester si l’utilisateur est connecté, si oui rechercher le projet dont l'id est donné et l'afficher selon l'action donnée</text:p>
          </table:table-cell>
          <table:table-cell office:value-type="string" table:style-name="ce3">
            <text:p>rechercher_details.php</text:p>
          </table:table-cell>
          <table:table-cell office:value-type="string" table:style-name="ce3">
            <text:p>GET id, l'id du projet dont on veut les détails</text:p>
            <text:p><text:s text:c="9"/>action, indique le type de détails à afficher</text:p>
            <text:p><text:s text:c="9"/>reste (optionnel si action = 4), le reste à mettre comme borne de saisie pour la participation<text:s text:c="3"/></text:p>
          </table:table-cell>
          <table:table-cell table:number-columns-repeated="16381"/>
        </table:table-row>
        <table:table-row table:style-name="ro12">
          <table:table-cell office:value-type="string" table:style-name="ce4">
            <text:p>mettre le statut du projet à valide dans la BD et envoyer un mail avec lien pour suivi</text:p>
          </table:table-cell>
          <table:table-cell office:value-type="string" table:style-name="ce3">
            <text:p>accepter_projet.php</text:p>
          </table:table-cell>
          <table:table-cell office:value-type="string" table:style-name="ce3">
            <text:p>GET id, l'id du projet<text:s/></text:p>
            <text:p>POST description, chaine contenant la nouvelle description</text:p>
          </table:table-cell>
          <table:table-cell table:number-columns-repeated="16381"/>
        </table:table-row>
        <table:table-row table:style-name="ro12">
          <table:table-cell office:value-type="string" table:style-name="ce4">
            <text:p>mettre le statut du projet à refuse dans la BD et envoyer un mail de refus</text:p>
          </table:table-cell>
          <table:table-cell office:value-type="string" table:style-name="ce3">
            <text:p>refuser_projet.php</text:p>
          </table:table-cell>
          <table:table-cell office:value-type="string" table:style-name="ce3">
            <text:p>GET id, l'id du projet<text:s/></text:p>
            <text:p>POST $motif, chaine contenant le motif du refus</text:p>
          </table:table-cell>
          <table:table-cell table:number-columns-repeated="16381"/>
        </table:table-row>
        <table:table-row table:style-name="ro13">
          <table:table-cell office:value-type="string" table:style-name="ce3">
            <text:p>récupérer l'enregistrement projet dans la BD correspondant à l'id et au code donnés, et l'afficher<text:s/></text:p>
          </table:table-cell>
          <table:table-cell office:value-type="string" table:style-name="ce3">
            <text:p>suivre_projet.php</text:p>
          </table:table-cell>
          <table:table-cell office:value-type="string" table:style-name="ce3">
            <text:p>GET id, l'id du projet,<text:s/></text:p>
            <text:p><text:s text:c="7"/>code, le code perso attribué au porteur du projet</text:p>
          </table:table-cell>
          <table:table-cell table:number-columns-repeated="16381"/>
        </table:table-row>
        <table:table-row table:style-name="ro14">
          <table:table-cell office:value-type="string" table:style-name="ce3">
            <text:p>rechercher le montant restant à financer pour le projet donné et l'afficher (fonction liée à un appel ajax)</text:p>
          </table:table-cell>
          <table:table-cell office:value-type="string" table:style-name="ce3">
            <text:p>rechercher_montant.php</text:p>
          </table:table-cell>
          <table:table-cell office:value-type="string" table:style-name="ce3">
            <text:p>POST id, l'id du projet</text:p>
          </table:table-cell>
          <table:table-cell table:number-columns-repeated="16381"/>
        </table:table-row>
        <table:table-row table:style-name="ro15">
          <table:table-cell office:value-type="string" table:style-name="ce3">
            <text:p>enregistrer le montant de la participation du membre connecté pour le projet d'id donné dans la BD, et recalculer la somme restante.<text:s/></text:p>
            <text:p>Si somme restante = 0, mettre le statut du projet à finance + envoyer mails porteur et participants</text:p>
          </table:table-cell>
          <table:table-cell office:value-type="string" table:style-name="ce3">
            <text:p>participer.php</text:p>
          </table:table-cell>
          <table:table-cell office:value-type="string" table:style-name="ce3">
            <text:p>GET id, l'id du projet</text:p>
            <text:p>POST montant, le montant à enregistrer pour la participation de l'utilisateur connecté</text:p>
          </table:table-cell>
          <table:table-cell table:number-columns-repeated="16381"/>
        </table:table-row>
        <table:table-row table:style-name="ro12">
          <table:table-cell office:value-type="string" table:style-name="ce4">
            <text:p><text:s/>rechercher la liste selon l'action donnée et l'afficher</text:p>
          </table:table-cell>
          <table:table-cell office:value-type="string" table:style-name="ce3">
            <text:p>rechercher_liste.php</text:p>
          </table:table-cell>
          <table:table-cell office:value-type="string" table:style-name="ce3">
            <text:p>$action, entier, le type de liste à chercher</text:p>
          </table:table-cell>
          <table:table-cell table:number-columns-repeated="16381"/>
        </table:table-row>
        <table:table-row table:number-rows-repeated="2" table:style-name="ro12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5">
            <text:p>FONCTIONS JS ( (dans js/fonctions.js)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6">
          <table:table-cell office:value-type="string" table:style-name="ce3">
            <text:p>appel ajax <text:s/>au controleur php qui recherche le montant restant à financer</text:p>
          </table:table-cell>
          <table:table-cell office:value-type="string" table:style-name="ce1">
            <text:p>maj_montant.js</text:p>
          </table:table-cell>
          <table:table-cell office:value-type="string" table:style-name="ce3">
            <text:p>aucun<text:s/></text:p>
          </table:table-cell>
          <table:table-cell table:number-columns-repeated="16381"/>
        </table:table-row>
        <table:table-row table:style-name="ro7">
          <table:table-cell office:value-type="string" table:style-name="ce3">
            <text:p>modifie l'affichage de l'élément HTML d'id #montant avec la valeur récupérée</text:p>
          </table:table-cell>
          <table:table-cell office:value-type="string" table:style-name="ce1">
            <text:p>afficher_montant.js</text:p>
          </table:table-cell>
          <table:table-cell office:value-type="string" table:style-name="ce3">
            <text:p>valeur, la valeur à afficher</text:p>
          </table:table-cell>
          <table:table-cell table:number-columns-repeated="16381"/>
        </table:table-row>
        <table:table-row table:style-name="ro17">
          <table:table-cell office:value-type="string" table:style-name="ce3">
            <text:p>rend visible la suite du formulaire si NON sélectionné</text:p>
          </table:table-cell>
          <table:table-cell office:value-type="string" table:style-name="ce1">
            <text:p>montrer_suite_form.js</text:p>
          </table:table-cell>
          <table:table-cell office:value-type="string" table:style-name="ce3">
            <text:p>aucun<text:s/></text:p>
          </table:table-cell>
          <table:table-cell table:number-columns-repeated="16381"/>
        </table:table-row>
        <table:table-row table:style-name="ro18">
          <table:table-cell table:number-columns-repeated="3" table:style-name="ce3"/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Template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61" table:default-cell-style-name="ce1"/>
        <table:table-column table:style-name="co5" table:number-columns-repeated="16320" table:default-cell-style-name="ce1"/>
        <table:table-row table:style-name="ro1">
          <table:table-cell office:value-type="string" table:style-name="ce2">
            <text:p>Rol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aramètres</text:p>
          </table:table-cell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9">
          <table:table-cell office:value-type="string" table:style-name="ce3">
            <text:p>affiche la liste donnée des derniers projets proposés, et un formulaire pour enregistrer un nouveau projet</text:p>
            <text:p/>
          </table:table-cell>
          <table:table-cell office:value-type="string" table:style-name="ce3">
            <text:p>accueil.php</text:p>
          </table:table-cell>
          <table:table-cell office:value-type="string" table:style-name="ce3">
            <text:p>$liste, la liste des projets à afficher</text:p>
          </table:table-cell>
          <table:table-cell table:number-columns-repeated="16381"/>
        </table:table-row>
        <table:table-row table:style-name="ro20">
          <table:table-cell office:value-type="string" table:style-name="ce3">
            <text:p>affiche la liste donnée en fonction de l'action donnée, et le header correspondant à une connexion comme gestionnaire</text:p>
          </table:table-cell>
          <table:table-cell office:value-type="string" table:style-name="ce3">
            <text:p>accueil_gestionnaire.php</text:p>
          </table:table-cell>
          <table:table-cell office:value-type="string" table:style-name="ce3">
            <text:p>$liste, la liste des projets à afficher</text:p>
            <text:p>$action, le type de liste envoyé<text:s/></text:p>
          </table:table-cell>
          <table:table-cell table:number-columns-repeated="16381"/>
        </table:table-row>
        <table:table-row table:style-name="ro21">
          <table:table-cell office:value-type="string" table:style-name="ce3">
            <text:p>affiche la liste donnée en fonction de l'action donnée, et le header correspondant à une connexion comme membre</text:p>
          </table:table-cell>
          <table:table-cell office:value-type="string" table:style-name="ce3">
            <text:p>accueil_membre.php</text:p>
          </table:table-cell>
          <table:table-cell office:value-type="string" table:style-name="ce3">
            <text:p>$liste, la liste des projets à afficher</text:p>
            <text:p>$action, le type de liste envoyé<text:s/></text:p>
          </table:table-cell>
          <table:table-cell table:number-columns-repeated="16381"/>
        </table:table-row>
        <table:table-row table:style-name="ro22">
          <table:table-cell office:value-type="string" table:style-name="ce3">
            <text:p>affiche un message de confirmation ou non de l'enregistrement d'un projet et un bouton de retour à l'accueil de l'application</text:p>
          </table:table-cell>
          <table:table-cell office:value-type="string" table:style-name="ce3">
            <text:p>confirm_projet.php</text:p>
          </table:table-cell>
          <table:table-cell office:value-type="string" table:style-name="ce3">
            <text:p>$res, l'id du projet créé ou 0 si pb lors de la création</text:p>
          </table:table-cell>
          <table:table-cell table:number-columns-repeated="16381"/>
        </table:table-row>
        <table:table-row table:style-name="ro22">
          <table:table-cell office:value-type="string" table:style-name="ce3">
            <text:p>affiche un formulaire de création de profil, et des listes déroulante des membres avec des boutons "modifier" / "désactiver"</text:p>
          </table:table-cell>
          <table:table-cell office:value-type="string" table:style-name="ce3">
            <text:p>gestion.php</text:p>
          </table:table-cell>
          <table:table-cell office:value-type="string" table:style-name="ce3">
            <text:p>$liste, la liste déroulante des membr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ffiche un formulaire de modification du profil prérempli avec les données contenues dans l'objet membre donné</text:p>
          </table:table-cell>
          <table:table-cell office:value-type="string" table:style-name="ce3">
            <text:p>form_modif_profil.php</text:p>
          </table:table-cell>
          <table:table-cell office:value-type="string" table:style-name="ce3">
            <text:p>$membre, le membre à modifi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ffiche les détails du projet donné en fonction de l'action donnée</text:p>
          </table:table-cell>
          <table:table-cell office:value-type="string" table:style-name="ce3">
            <text:p>details_membre.php</text:p>
          </table:table-cell>
          <table:table-cell office:value-type="string" table:style-name="ce3">
            <text:p>$projet, le projet à afficher</text:p>
            <text:p>$action, entier qui indique quels détails on veut afficher</text:p>
            <text:p>$reste, optionnel, attendu pour $action = 4, le montant restant à financer sur le projet<text:s text:c="5"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ffiche les détails du projet donné, avec le montant restant à financer, mis à jour toutes les 10s</text:p>
          </table:table-cell>
          <table:table-cell office:value-type="string" table:style-name="ce3">
            <text:p>details_porteur.php</text:p>
          </table:table-cell>
          <table:table-cell office:value-type="string" table:style-name="ce3">
            <text:p>$projet, le projet à afficher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affiche les détails du projet donné, avec les coordonnées du porteur et des boutons "accepter" et "refuser"</text:p>
          </table:table-cell>
          <table:table-cell office:value-type="string" table:style-name="ce3">
            <text:p>details_gestionnaire.php</text:p>
          </table:table-cell>
          <table:table-cell office:value-type="string" table:style-name="ce3">
            <text:p>$projet, le projet à afficher</text:p>
          </table:table-cell>
          <table:table-cell table:number-columns-repeated="16381"/>
        </table:table-row>
        <table:table-row table:style-name="ro21">
          <table:table-cell office:value-type="string" table:style-name="ce3">
            <text:p>affiche un message de confirmation ou non de l'inscription d'un membre et un bouton de retour à l'accueil de l'application</text:p>
          </table:table-cell>
          <table:table-cell office:value-type="string" table:style-name="ce3">
            <text:p>confirm_inscription.php</text:p>
          </table:table-cell>
          <table:table-cell office:value-type="string" table:style-name="ce3">
            <text:p>$message, message à afficher</text:p>
          </table:table-cell>
          <table:table-cell table:number-columns-repeated="16381"/>
        </table:table-row>
        <table:table-row table:style-name="ro23">
          <table:table-cell office:value-type="string" table:style-name="ce3">
            <text:p>affiche un message de confirmation ou non de la modification d'un profil et un bouton de retour à l'accueil de l'application</text:p>
          </table:table-cell>
          <table:table-cell office:value-type="string" table:style-name="ce3">
            <text:p>confirm_modif_membre.php</text:p>
          </table:table-cell>
          <table:table-cell office:value-type="string" table:style-name="ce3">
            <text:p>$message, message à afficher</text:p>
          </table:table-cell>
          <table:table-cell table:number-columns-repeated="16381"/>
        </table:table-row>
        <table:table-row table:number-rows-repeated="4" table:style-name="ro1">
          <table:table-cell table:number-columns-repeated="3" table:style-name="ce3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T2" style:family="text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T3" style:family="text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T4" style:family="text">
      <style:text-properties fo:color="#000000" style:font-name="Arial" style:font-name-asian="Arial" style:font-name-complex="Arial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Marielle</meta:initial-creator>
    <dc:creator>marie</dc:creator>
    <meta:creation-date>2023-03-27T17:23:12Z</meta:creation-date>
    <dc:date>2023-05-28T11:36:59Z</dc:date>
    <meta:editing-cycles>21</meta:editing-cycles>
    <meta:editing-duration>PT12774S</meta:editing-duration>
  </office:meta>
</office:document-meta>
</file>